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02cm" svg:stroke-color="#008000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9" style:family="graphic" style:parent-style-name="standard">
      <style:graphic-properties svg:stroke-color="#0047ff" draw:fill-color="#cfe7f5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02cm" svg:stroke-color="#0047ff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12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528cm" fo:min-width="0cm"/>
    </style:style>
    <style:style style:name="gr13" style:family="graphic" style:parent-style-name="standard">
      <style:graphic-properties svg:stroke-color="#804c19" draw:fill-color="#ffcc99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102cm" svg:stroke-color="#ff6633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5" style:family="graphic" style:parent-style-name="standard">
      <style:graphic-properties draw:stroke="dash" draw:stroke-dash="Ultrafine_20_2_20_Dots_20_3_20_Dashes" svg:stroke-color="#000000" draw:fill="solid" draw:fill-color="#ffcc99" draw:fill-image-width="0cm" draw:fill-image-height="0cm" draw:textarea-horizontal-align="left" draw:auto-grow-height="true" draw:auto-grow-width="false" fo:min-height="1.528cm" fo:min-width="0cm"/>
    </style:style>
    <style:style style:name="gr16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528cm" fo:min-width="0cm"/>
    </style:style>
    <style:style style:name="gr17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="solid" draw:fill-color="#ffff99" fo:min-height="4.064cm"/>
    </style:style>
    <style:style style:name="pr3" style:family="presentation" style:parent-style-name="Default-subtitle">
      <style:graphic-properties draw:fill="solid" draw:fill-color="#ffff99" fo:min-height="3.81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subtitle">
      <style:graphic-properties draw:stroke="dash" draw:stroke-dash="Ultrafine_20_Dashed" draw:fill="solid" draw:fill-color="#ffff99" fo:min-height="3.81cm"/>
    </style:style>
    <style:style style:name="pr6" style:family="presentation" style:parent-style-name="Default-subtitle">
      <style:graphic-properties draw:fill="solid" draw:fill-color="#ffff99" fo:min-height="2.032cm"/>
    </style:style>
    <style:style style:name="pr7" style:family="presentation" style:parent-style-name="Default-subtitle">
      <style:graphic-properties draw:stroke="dash" draw:stroke-dash="Ultrafine_20_Dashed" draw:fill="solid" draw:fill-color="#ffff99" fo:min-height="2.274cm"/>
    </style:style>
    <style:style style:name="pr8" style:family="presentation" style:parent-style-name="Default-subtitle">
      <style:graphic-properties draw:fill="solid" draw:fill-color="#ffff99" fo:min-height="1.524cm"/>
    </style:style>
    <style:style style:name="pr9" style:family="presentation" style:parent-style-name="Default-subtitle">
      <style:graphic-properties draw:fill="solid" draw:fill-color="#ffff99" fo:min-height="3.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6pt" style:font-size-asian="26pt" style:font-size-complex="26pt"/>
    </style:style>
    <style:style style:name="P3" style:family="paragraph">
      <style:paragraph-properties fo:text-align="start"/>
      <style:text-properties fo:font-size="22pt" style:font-size-asian="22pt" style:font-size-complex="2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8pt"/>
    </style:style>
    <style:style style:name="P8" style:family="paragraph">
      <style:text-properties fo:font-size="20pt"/>
    </style:style>
    <style:style style:name="P9" style:family="paragraph">
      <style:text-properties fo:font-size="24pt" fo:font-style="italic" style:font-size-asian="24pt" style:font-style-asian="italic" style:font-size-complex="24pt" style:font-style-complex="italic"/>
    </style:style>
    <style:style style:name="P10" style:family="paragraph">
      <style:paragraph-properties fo:text-align="start"/>
      <style:text-properties fo:font-size="18pt" style:font-size-asian="18pt" style:font-size-complex="18pt"/>
    </style:style>
    <style:style style:name="P11" style:family="paragraph">
      <style:paragraph-properties fo:text-align="start"/>
      <style:text-properties fo:font-size="12pt" style:font-size-asian="12pt" style:font-size-complex="12pt"/>
    </style:style>
    <style:style style:name="P12" style:family="paragraph">
      <style:text-properties fo:color="#004586" fo:font-size="18pt" fo:font-weight="bold" style:font-weight-asian="bold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language="fr" fo:country="FR" style:font-size-asian="24pt" style:font-size-complex="24pt"/>
    </style:style>
    <style:style style:name="T7" style:family="text">
      <style:text-properties fo:font-size="18pt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004586" fo:font-size="18pt" fo:font-weight="bold" style:font-weight-asian="bold" style:font-weight-complex="bold"/>
    </style:style>
    <style:style style:name="T15" style:family="text">
      <style:text-properties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presentation:style-name="pr2" draw:text-style-name="P2" draw:layer="layout" svg:width="16.634cm" svg:height="4.064cm" svg:x="3.302cm" svg:y="6.35cm" presentation:class="subtitle" presentation:user-transformed="true">
          <draw:text-box>
            <text:p text:style-name="P1"><text:span text:style-name="T1"><text:s/></text:span><text:span text:style-name="T1">En tant qu</text:span><text:span text:style-name="T2">'utilisateur de la bibliothèque,</text:span><text:span text:style-name="T2"><text:line-break/></text:span><text:span text:style-name="T2"> </text:span><text:span text:style-name="T1">Je souhaite</text:span><text:span text:style-name="T2"> des suggestions de livres</text:span></text:p>
            <text:p text:style-name="P1"><text:span text:style-name="T1"><text:s/></text:span><text:span text:style-name="T1">Afin</text:span><text:span text:style-name="T2"> de faire des découvertes</text:span></text:p>
          </draw:text-box>
        </draw:frame>
        <draw:frame presentation:style-name="pr3" draw:text-style-name="P3" draw:layer="layout" svg:width="10.414cm" svg:height="3.81cm" svg:x="10.668cm" svg:y="11.938cm">
          <draw:text-box>
            <text:p text:style-name="P1"><text:span text:style-name="T3">Critères d'acceptance</text:span></text:p>
            <text:p text:style-name="P1"><text:span text:style-name="T4"><text:s/></text:span><text:span text:style-name="T4">- Livre non lu par l'utilisateur</text:span></text:p>
            <text:p text:style-name="P1"><text:span text:style-name="T4"><text:s/></text:span><text:span text:style-name="T4">- Livre disponible</text:span></text:p>
          </draw:text-box>
        </draw:frame>
        <draw:frame draw:style-name="gr1" draw:text-style-name="P4" draw:layer="layout" svg:width="12.499cm" svg:height="1.195cm" svg:x="0.001cm" svg:y="0.055cm">
          <draw:text-box>
            <text:p><text:span text:style-name="T5">BDD, </text:span><text:span text:style-name="T6">le</text:span><text:span text:style-name="T5"> pourquoi et le comm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custom-shape draw:style-name="gr3" draw:text-style-name="P6" draw:layer="layout" svg:width="3.556cm" svg:height="2.54cm" svg:x="20.828cm" svg:y="4.931cm">
          <text:p text:style-name="P5"><text:span text:style-name="T7">Utilisateu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56cm" svg:height="2.54cm" svg:x="5.842cm" svg:y="12.7cm">
          <text:p text:style-name="P5"><text:span text:style-name="T7">Sugges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556cm" svg:height="2.54cm" svg:x="2.794cm" svg:y="5.842cm">
          <text:p text:style-name="P5"><text:span text:style-name="T7">Catégori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556cm" svg:height="2.54cm" svg:x="13.462cm" svg:y="12.7cm">
          <text:p text:style-name="P5"><text:span text:style-name="T7">Recherche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7.112cm" svg:height="2.794cm" svg:x="1.524cm" svg:y="8.636cm">
          <draw:text-box>
            <text:p><text:span text:style-name="T7">Arbre de catégories des livres, catégories populaires par âge</text:span></text:p>
          </draw:text-box>
        </draw:frame>
        <draw:frame draw:style-name="gr6" draw:text-style-name="P7" draw:layer="layout" svg:width="6.604cm" svg:height="1.673cm" svg:x="4.572cm" svg:y="15.545cm">
          <draw:text-box>
            <text:p><text:span text:style-name="T7">Fourni des suggestions de livres</text:span></text:p>
          </draw:text-box>
        </draw:frame>
        <draw:frame draw:style-name="gr1" draw:text-style-name="P7" draw:layer="layout" svg:width="6.916cm" svg:height="1.673cm" svg:x="20.066cm" svg:y="7.471cm">
          <draw:text-box>
            <text:p><text:span text:style-name="T7">Base utilisateurs, âge, </text:span><text:span text:style-name="T7"><text:line-break/></text:span><text:span text:style-name="T7">livres lus...</text:span></text:p>
          </draw:text-box>
        </draw:frame>
        <draw:frame draw:style-name="gr1" draw:text-style-name="P7" draw:layer="layout" svg:width="10.954cm" svg:height="3.095cm" svg:x="12.954cm" svg:y="15.494cm">
          <draw:text-box>
            <text:p><text:span text:style-name="T7">Fourni des livres, </text:span><text:span text:style-name="T7"><text:line-break/></text:span><text:span text:style-name="T7">recherche textuelle, </text:span><text:span text:style-name="T7"><text:line-break/></text:span><text:span text:style-name="T7">recherche multi-critères </text:span><text:span text:style-name="T7"><text:line-break/></text:span><text:span text:style-name="T7">(catégorie, popularité, disponibilité…)</text:span></text:p>
          </draw:text-box>
        </draw:frame>
        <draw:custom-shape draw:style-name="gr3" draw:text-style-name="P6" draw:layer="layout" svg:width="3.556cm" svg:height="2.54cm" svg:x="20.574cm" svg:y="10.817cm">
          <text:p text:style-name="P5"><text:span text:style-name="T7">Réservation</text:span></text:p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6.594cm" svg:height="1.673cm" svg:x="20.066cm" svg:y="13.611cm">
          <draw:text-box>
            <text:p><text:span text:style-name="T7">Réservation de livres,</text:span></text:p>
            <text:p><text:span text:style-name="T7">Livre disponible</text:span></text:p>
          </draw:text-box>
        </draw:frame>
        <draw:g>
          <draw:g>
            <draw:custom-shape draw:style-name="gr7" draw:text-style-name="P5" draw:layer="layout" svg:width="1.524cm" svg:height="1.524cm" svg:x="12.177cm" svg:y="7.061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8" draw:text-style-name="P5" draw:layer="layout" svg:x1="12.939cm" svg:y1="8.585cm" svg:x2="12.939cm" svg:y2="9.855cm">
              <text:p/>
            </draw:line>
            <draw:line draw:style-name="gr8" draw:text-style-name="P5" draw:layer="layout" svg:x1="11.923cm" svg:y1="10.363cm" svg:x2="12.939cm" svg:y2="9.855cm">
              <text:p/>
            </draw:line>
            <draw:line draw:style-name="gr8" draw:text-style-name="P5" draw:layer="layout" svg:x1="13.955cm" svg:y1="10.363cm" svg:x2="12.939cm" svg:y2="9.855cm">
              <text:p/>
            </draw:line>
            <draw:line draw:style-name="gr8" draw:text-style-name="P5" draw:layer="layout" svg:x1="11.923cm" svg:y1="9.093cm" svg:x2="13.955cm" svg:y2="9.093cm">
              <text:p/>
            </draw:line>
          </draw:g>
          <draw:frame draw:style-name="gr1" draw:layer="layout" svg:width="3.317cm" svg:height="0.962cm" svg:x="11.415cm" svg:y="10.363cm">
            <draw:text-box>
              <text:p>Utilisateur</text:p>
            </draw:text-box>
          </draw:frame>
        </draw:g>
        <draw:frame draw:style-name="gr1" draw:text-style-name="P4" draw:layer="layout" svg:width="12.499cm" svg:height="1.195cm" svg:x="0.001cm" svg:y="0.055cm">
          <draw:text-box>
            <text:p><text:span text:style-name="T5">BDD, </text:span><text:span text:style-name="T6">le</text:span><text:span text:style-name="T5"> pourquoi et le comm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presentation:style-name="pr2" draw:text-style-name="P2" draw:layer="layout" svg:width="16.634cm" svg:height="4.064cm" svg:x="1.524cm" svg:y="3.556cm" presentation:class="subtitle" presentation:user-transformed="true">
          <draw:text-box>
            <text:p text:style-name="P1"><text:span text:style-name="T1"><text:s/></text:span><text:span text:style-name="T1">En tant qu</text:span><text:span text:style-name="T2">'utilisateur de la bibliothèque,</text:span><text:span text:style-name="T2"><text:line-break/></text:span><text:span text:style-name="T2"> </text:span><text:span text:style-name="T1">Je souhaite</text:span><text:span text:style-name="T2"> des suggestions de livres</text:span></text:p>
            <text:p text:style-name="P1"><text:span text:style-name="T1"><text:s/></text:span><text:span text:style-name="T1">Afin</text:span><text:span text:style-name="T2"> de faire des découvertes</text:span></text:p>
          </draw:text-box>
        </draw:frame>
        <draw:g>
          <draw:g>
            <draw:custom-shape draw:style-name="gr9" draw:text-style-name="P5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0" draw:text-style-name="P5" draw:layer="layout" svg:x1="26.416cm" svg:y1="1.832cm" svg:x2="26.416cm" svg:y2="3.102cm">
              <text:p/>
            </draw:line>
            <draw:line draw:style-name="gr10" draw:text-style-name="P5" draw:layer="layout" svg:x1="25.4cm" svg:y1="3.61cm" svg:x2="26.416cm" svg:y2="3.102cm">
              <text:p/>
            </draw:line>
            <draw:line draw:style-name="gr10" draw:text-style-name="P5" draw:layer="layout" svg:x1="27.432cm" svg:y1="3.61cm" svg:x2="26.416cm" svg:y2="3.102cm">
              <text:p/>
            </draw:line>
            <draw:line draw:style-name="gr10" draw:text-style-name="P5" draw:layer="layout" svg:x1="25.4cm" svg:y1="2.34cm" svg:x2="27.432cm" svg:y2="2.34cm">
              <text:p/>
            </draw:line>
          </draw:g>
          <draw:frame draw:style-name="gr11" draw:text-style-name="P5" draw:layer="layout" svg:width="2.032cm" svg:height="0.962cm" svg:x="25.4cm" svg:y="3.61cm">
            <draw:text-box>
              <text:p text:style-name="P5"><text:s text:c="2"/>PO</text:p>
            </draw:text-box>
          </draw:frame>
          <draw:frame draw:style-name="gr11" draw:text-style-name="P5" draw:layer="layout" svg:width="2.032cm" svg:height="0.962cm" svg:x="25.4cm" svg:y="3.61cm">
            <draw:text-box>
              <text:p text:style-name="P5"><text:s text:c="2"/>PO</text:p>
            </draw:text-box>
          </draw:frame>
        </draw:g>
        <draw:frame draw:style-name="gr1" draw:text-style-name="P4" draw:layer="layout" svg:width="12.499cm" svg:height="1.195cm" svg:x="0.001cm" svg:y="0.055cm">
          <draw:text-box>
            <text:p><text:span text:style-name="T5">BDD, </text:span><text:span text:style-name="T6">le</text:span><text:span text:style-name="T5"> pourquoi et le comment</text:span></text:p>
          </draw:text-box>
        </draw:frame>
        <draw:frame draw:style-name="gr12" draw:text-style-name="P9" draw:layer="layout" svg:width="9.906cm" svg:height="3.083cm" svg:x="3.81cm" svg:y="10.16cm">
          <draw:text-box>
            <text:p><text:span text:style-name="T8">Les suggestions doivent être adaptées à l'age de l'utilisateur</text:span></text:p>
          </draw:text-box>
        </draw:frame>
        <draw:frame draw:style-name="gr12" draw:text-style-name="P9" draw:layer="layout" svg:width="9.906cm" svg:height="4.027cm" svg:x="16.002cm" svg:y="9.398cm">
          <draw:text-box>
            <text:p><text:span text:style-name="T8">Pour une meilleur découverte, les livres doivent venir de différentes catégories</text:span></text:p>
          </draw:text-box>
        </draw:frame>
        <draw:frame draw:style-name="gr12" draw:text-style-name="P9" draw:layer="layout" svg:width="9.906cm" svg:height="1.778cm" svg:x="8.382cm" svg:y="15.494cm">
          <draw:text-box>
            <text:p><text:span text:style-name="T8">3 suggestions suffis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g>
          <draw:g>
            <draw:custom-shape draw:style-name="gr13" draw:text-style-name="P5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5" draw:layer="layout" svg:x1="26.416cm" svg:y1="1.832cm" svg:x2="26.416cm" svg:y2="3.102cm">
              <text:p/>
            </draw:line>
            <draw:line draw:style-name="gr14" draw:text-style-name="P5" draw:layer="layout" svg:x1="25.4cm" svg:y1="3.61cm" svg:x2="26.416cm" svg:y2="3.102cm">
              <text:p/>
            </draw:line>
            <draw:line draw:style-name="gr14" draw:text-style-name="P5" draw:layer="layout" svg:x1="27.432cm" svg:y1="3.61cm" svg:x2="26.416cm" svg:y2="3.102cm">
              <text:p/>
            </draw:line>
            <draw:line draw:style-name="gr14" draw:text-style-name="P5" draw:layer="layout" svg:x1="25.4cm" svg:y1="2.34cm" svg:x2="27.432cm" svg:y2="2.34cm">
              <text:p/>
            </draw:line>
          </draw:g>
          <draw:frame draw:style-name="gr11" draw:text-style-name="P5" draw:layer="layout" svg:width="2.032cm" svg:height="0.962cm" svg:x="25.4cm" svg:y="3.61cm">
            <draw:text-box>
              <text:p text:style-name="P5"><text:s/>DEV</text:p>
            </draw:text-box>
          </draw:frame>
        </draw:g>
        <draw:frame draw:style-name="gr1" draw:text-style-name="P4" draw:layer="layout" svg:width="12.499cm" svg:height="1.195cm" svg:x="0.001cm" svg:y="0.055cm">
          <draw:text-box>
            <text:p><text:span text:style-name="T5">BDD, </text:span><text:span text:style-name="T6">le</text:span><text:span text:style-name="T5"> pourquoi et le comment</text:span></text:p>
          </draw:text-box>
        </draw:frame>
        <draw:frame presentation:style-name="pr2" draw:text-style-name="P2" draw:layer="layout" svg:width="16.634cm" svg:height="4.064cm" svg:x="1.524cm" svg:y="3.556cm">
          <draw:text-box>
            <text:p text:style-name="P1"><text:span text:style-name="T1"><text:s/></text:span><text:span text:style-name="T1">En tant qu</text:span><text:span text:style-name="T2">'utilisateur de la bibliothèque,</text:span><text:span text:style-name="T2"><text:line-break/></text:span><text:span text:style-name="T2"> </text:span><text:span text:style-name="T1">Je souhaite</text:span><text:span text:style-name="T2"> des suggestions de livres</text:span></text:p>
            <text:p text:style-name="P1"><text:span text:style-name="T1"><text:s/></text:span><text:span text:style-name="T1">Afin</text:span><text:span text:style-name="T2"> de faire des découvertes</text:span></text:p>
          </draw:text-box>
        </draw:frame>
        <draw:frame draw:style-name="gr15" draw:text-style-name="P9" draw:layer="layout" svg:width="10.668cm" svg:height="4.027cm" svg:x="11.176cm" svg:y="12.7cm">
          <draw:text-box>
            <text:p><text:span text:style-name="T8">Focalisé sur le comment récupérer les livres, oublie que le livre doit être non lus par l'utilisateur</text:span></text:p>
          </draw:text-box>
        </draw:frame>
        <draw:frame draw:style-name="gr16" draw:text-style-name="P9" draw:layer="layout" svg:width="9.906cm" svg:height="3.083cm" svg:x="4.064cm" svg:y="8.89cm">
          <draw:text-box>
            <text:p><text:span text:style-name="T8">Manière la plus simple : faire une recherche sur la popularité des livr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presentation:style-name="pr2" draw:text-style-name="P10" draw:layer="layout" svg:width="15.3cm" svg:height="13.51cm" svg:x="2.032cm" svg:y="5.08cm">
          <draw:text-box>
            <text:p text:style-name="P1"><text:span text:style-name="T9"><text:s/></text:span><text:span text:style-name="T9">Étant donné </text:span><text:span text:style-name="T10">un utilisateur Toto</text:span></text:p>
            <text:p text:style-name="P1"><text:span text:style-name="T10"><text:s/></text:span><text:span text:style-name="T9">Et </text:span><text:span text:style-name="T10">Toto a 4 ans</text:span></text:p>
            <text:p text:style-name="P1"><text:span text:style-name="T10"><text:s/></text:span><text:span text:style-name="T9">Et</text:span><text:span text:style-name="T10"> Les catégories populaires pour 4 ans sont : <text:s/></text:span><text:span text:style-name="T10"><text:line-break/></text:span><text:span text:style-name="T10">« les loups pour les moins de 5 ans », </text:span><text:span text:style-name="T10"><text:line-break/></text:span><text:span text:style-name="T10">« la ferme pour les moins de 5 ans », </text:span><text:span text:style-name="T10"><text:line-break/></text:span><text:span text:style-name="T10">« la savane pour les moins de 10 ans »</text:span></text:p>
            <text:p text:style-name="P1"><text:span text:style-name="T10"><text:s/></text:span><text:span text:style-name="T9">Et</text:span><text:span text:style-name="T10"> Les livres disponibles pour ces catégories sont : </text:span></text:p>
            <text:p text:style-name="P1"><text:span text:style-name="T10">« les loups sont nos amis »,</text:span></text:p>
            <text:p text:style-name="P1"><text:span text:style-name="T10">« les loups sont gentils »,</text:span></text:p>
            <text:p text:style-name="P1"><text:span text:style-name="T10">« les poules »,</text:span></text:p>
            <text:p text:style-name="P1"><text:span text:style-name="T10">« les lapins »,</text:span></text:p>
            <text:p text:style-name="P1"><text:span text:style-name="T10">« les girafes et les éléphants à dessiner » </text:span></text:p>
            <text:p text:style-name="P1"><text:span text:style-name="T10"><text:s/></text:span><text:span text:style-name="T9">Et</text:span><text:span text:style-name="T10"> Toto n'a jamais réservé ces livres</text:span><text:span text:style-name="T11"><text:line-break/></text:span><text:span text:style-name="T11"> </text:span><text:span text:style-name="T9">Quand</text:span><text:span text:style-name="T11"> il demande des suggestions</text:span></text:p>
            <text:p text:style-name="P1"><text:span text:style-name="T9"><text:s/></text:span><text:span text:style-name="T9">Alors</text:span><text:span text:style-name="T11"> on lui propose des livres suivants</text:span></text:p>
            <text:p text:style-name="P1"><text:span text:style-name="T10">« les loups sont nos amis »,</text:span></text:p>
            <text:p text:style-name="P1"><text:span text:style-name="T10">« les poules »,</text:span></text:p>
            <text:p text:style-name="P1"><text:span text:style-name="T10">« les girafes et les éléphants à dessiner » </text:span></text:p>
            <text:p text:style-name="P1"><text:span text:style-name="T11"/></text:p>
          </draw:text-box>
        </draw:frame>
        <draw:frame draw:style-name="gr1" draw:text-style-name="P4" draw:layer="layout" svg:width="12.499cm" svg:height="1.195cm" svg:x="0.001cm" svg:y="0.055cm">
          <draw:text-box>
            <text:p><text:span text:style-name="T5">BDD, </text:span><text:span text:style-name="T6">le</text:span><text:span text:style-name="T5"> pourquoi et le comment</text:span></text:p>
          </draw:text-box>
        </draw:frame>
        <draw:g>
          <draw:g>
            <draw:custom-shape draw:style-name="gr9" draw:text-style-name="P5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0" draw:text-style-name="P5" draw:layer="layout" svg:x1="26.416cm" svg:y1="1.832cm" svg:x2="26.416cm" svg:y2="3.102cm">
              <text:p/>
            </draw:line>
            <draw:line draw:style-name="gr10" draw:text-style-name="P5" draw:layer="layout" svg:x1="25.4cm" svg:y1="3.61cm" svg:x2="26.416cm" svg:y2="3.102cm">
              <text:p/>
            </draw:line>
            <draw:line draw:style-name="gr10" draw:text-style-name="P5" draw:layer="layout" svg:x1="27.432cm" svg:y1="3.61cm" svg:x2="26.416cm" svg:y2="3.102cm">
              <text:p/>
            </draw:line>
            <draw:line draw:style-name="gr10" draw:text-style-name="P5" draw:layer="layout" svg:x1="25.4cm" svg:y1="2.34cm" svg:x2="27.432cm" svg:y2="2.34cm">
              <text:p/>
            </draw:line>
          </draw:g>
          <draw:frame draw:style-name="gr11" draw:text-style-name="P5" draw:layer="layout" svg:width="2.032cm" svg:height="0.962cm" svg:x="25.4cm" svg:y="3.61cm">
            <draw:text-box>
              <text:p text:style-name="P5"><text:s text:c="2"/>PO</text:p>
            </draw:text-box>
          </draw:frame>
          <draw:frame draw:style-name="gr11" draw:text-style-name="P5" draw:layer="layout" svg:width="2.032cm" svg:height="0.962cm" svg:x="25.4cm" svg:y="3.61cm">
            <draw:text-box>
              <text:p text:style-name="P5"><text:s text:c="2"/>PO</text:p>
            </draw:text-box>
          </draw:frame>
        </draw:g>
        <draw:frame presentation:style-name="pr5" draw:text-style-name="P11" draw:layer="layout" svg:width="6.858cm" svg:height="3.81cm" svg:x="17.332cm" svg:y="14.78cm">
          <draw:text-box>
            <text:p text:style-name="P1"><text:span text:style-name="T12"><text:s/></text:span><text:span text:style-name="T12">Critères pris en compte </text:span></text:p>
            <text:p text:style-name="P1"><text:span text:style-name="T13"><text:s text:c="2"/></text:span><text:span text:style-name="T13">- Livre populaire</text:span></text:p>
            <text:p text:style-name="P1"><text:span text:style-name="T13"><text:s text:c="2"/></text:span><text:span text:style-name="T13">- Livre disponible </text:span></text:p>
            <text:p text:style-name="P1"><text:span text:style-name="T13"><text:s text:c="2"/></text:span><text:span text:style-name="T13">- Livre non lu</text:span></text:p>
            <text:p text:style-name="P1"><text:span text:style-name="T13"><text:s text:c="2"/></text:span><text:span text:style-name="T13">- Livre adapté à l'âge</text:span></text:p>
            <text:p text:style-name="P1"><text:span text:style-name="T13"><text:s text:c="2"/></text:span><text:span text:style-name="T13">- Livres de catégories différentes</text:span></text:p>
            <text:p text:style-name="P1"><text:span text:style-name="T13"><text:s text:c="2"/></text:span><text:span text:style-name="T13">- 3 suggestions maximum</text:span></text:p>
          </draw:text-box>
        </draw:frame>
        <draw:frame presentation:style-name="pr6" draw:text-style-name="P2" draw:layer="layout" svg:width="7.874cm" svg:height="2.032cm" svg:x="1.016cm" svg:y="1.778cm">
          <draw:text-box>
            <text:p text:style-name="P1"><text:span text:style-name="T1"><text:s/></text:span><text:span text:style-name="T1">Les suggestions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1" draw:text-style-name="P4" draw:layer="layout" svg:width="12.499cm" svg:height="1.195cm" svg:x="0.001cm" svg:y="0.055cm">
          <draw:text-box>
            <text:p><text:span text:style-name="T5">BDD, </text:span><text:span text:style-name="T6">le</text:span><text:span text:style-name="T5"> pourquoi et le comment</text:span></text:p>
          </draw:text-box>
        </draw:frame>
        <draw:g>
          <draw:g>
            <draw:custom-shape draw:style-name="gr13" draw:text-style-name="P5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5" draw:layer="layout" svg:x1="26.416cm" svg:y1="1.832cm" svg:x2="26.416cm" svg:y2="3.102cm">
              <text:p/>
            </draw:line>
            <draw:line draw:style-name="gr14" draw:text-style-name="P5" draw:layer="layout" svg:x1="25.4cm" svg:y1="3.61cm" svg:x2="26.416cm" svg:y2="3.102cm">
              <text:p/>
            </draw:line>
            <draw:line draw:style-name="gr14" draw:text-style-name="P5" draw:layer="layout" svg:x1="27.432cm" svg:y1="3.61cm" svg:x2="26.416cm" svg:y2="3.102cm">
              <text:p/>
            </draw:line>
            <draw:line draw:style-name="gr14" draw:text-style-name="P5" draw:layer="layout" svg:x1="25.4cm" svg:y1="2.34cm" svg:x2="27.432cm" svg:y2="2.34cm">
              <text:p/>
            </draw:line>
          </draw:g>
          <draw:frame draw:style-name="gr11" draw:text-style-name="P5" draw:layer="layout" svg:width="2.032cm" svg:height="0.962cm" svg:x="25.4cm" svg:y="3.61cm">
            <draw:text-box>
              <text:p text:style-name="P5"><text:s/>DEV</text:p>
            </draw:text-box>
          </draw:frame>
        </draw:g>
        <draw:frame presentation:style-name="pr6" draw:text-style-name="P2" draw:layer="layout" svg:width="7.874cm" svg:height="2.032cm" svg:x="1.016cm" svg:y="1.778cm">
          <draw:text-box>
            <text:p text:style-name="P1"><text:span text:style-name="T1"><text:s/></text:span><text:span text:style-name="T1">Les suggestions </text:span></text:p>
          </draw:text-box>
        </draw:frame>
        <draw:frame presentation:style-name="pr2" draw:text-style-name="P10" draw:layer="layout" svg:width="25.4cm" svg:height="10.666cm" svg:x="1.397cm" svg:y="6.706cm">
          <draw:text-box>
            <text:p text:style-name="P1"><text:span text:style-name="T9"><text:s/></text:span><text:span text:style-name="T9">Étant donné</text:span><text:span text:style-name="T10"> <text:s/>un appel à </text:span><text:span text:style-name="T10"><text:a xlink:href="http://localhost:8082/search?popular=true&amp;available=true" xlink:type="simple">http://localhost:8082/search?popular=true&amp;available=true</text:a></text:span><text:span text:style-name="T10"> retourne : </text:span></text:p>
            <text:p text:style-name="P1"><text:span text:style-name="T10"><text:s text:c="4"/></text:span><text:span text:style-name="T10">« livre1 », </text:span></text:p>
            <text:p text:style-name="P1"><text:span text:style-name="T10"><text:s text:c="4"/></text:span><text:span text:style-name="T10">« livre2 », </text:span></text:p>
            <text:p text:style-name="P1"><text:span text:style-name="T10"><text:s text:c="4"/></text:span><text:span text:style-name="T10">« livre3 »,</text:span></text:p>
            <text:p text:style-name="P1"><text:span text:style-name="T10"><text:s text:c="4"/></text:span><text:span text:style-name="T10">« livre4 », </text:span></text:p>
            <text:p text:style-name="P1"><text:span text:style-name="T10"><text:s text:c="4"/></text:span><text:span text:style-name="T10">« livre5 »</text:span><text:span text:style-name="T11"><text:line-break/></text:span><text:span text:style-name="T11"> </text:span><text:span text:style-name="T9">Quand</text:span><text:span text:style-name="T11"> on appel </text:span><text:span text:style-name="T11"><text:a xlink:href="http://localhost:8090/suggestions" xlink:type="simple">http://localhost:8090/suggestions</text:a></text:span><text:span text:style-name="T10"> </text:span></text:p>
            <text:p text:style-name="P1"><text:span text:style-name="T9"><text:s/></text:span><text:span text:style-name="T9">Alors</text:span><text:span text:style-name="T11"> les résultats sont</text:span></text:p>
            <text:p text:style-name="P1"><text:span text:style-name="T10"><text:s text:c="4"/></text:span><text:span text:style-name="T10">« livre1 », </text:span></text:p>
            <text:p text:style-name="P1"><text:span text:style-name="T10"><text:s text:c="4"/></text:span><text:span text:style-name="T10">« livre2 », </text:span></text:p>
            <text:p text:style-name="P1"><text:span text:style-name="T10"><text:s text:c="4"/></text:span><text:span text:style-name="T10">« livre3 »,</text:span></text:p>
            <text:p text:style-name="P1"><text:span text:style-name="T10"><text:s text:c="4"/></text:span><text:span text:style-name="T10">« livre4 », </text:span></text:p>
            <text:p text:style-name="P1"><text:span text:style-name="T10"><text:s text:c="4"/></text:span><text:span text:style-name="T10">« livre5 »</text:span></text:p>
            <text:p text:style-name="P1"><text:span text:style-name="T11"/></text:p>
          </draw:text-box>
        </draw:frame>
        <draw:frame presentation:style-name="pr7" draw:text-style-name="P3" draw:layer="layout" svg:width="5.334cm" svg:height="2.274cm" svg:x="21.463cm" svg:y="15.098cm">
          <draw:text-box>
            <text:p text:style-name="P1"><text:span text:style-name="T12"><text:s/></text:span><text:span text:style-name="T12">Critères pris en compte </text:span></text:p>
            <text:p text:style-name="P1"><text:span text:style-name="T13"><text:s text:c="2"/></text:span><text:span text:style-name="T13">- Livre populaires</text:span></text:p>
            <text:p text:style-name="P1"><text:span text:style-name="T13"><text:s text:c="2"/></text:span><text:span text:style-name="T13">- Livre disponib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1" draw:text-style-name="P4" draw:layer="layout" svg:width="12.499cm" svg:height="1.195cm" svg:x="0.001cm" svg:y="0.055cm">
          <draw:text-box>
            <text:p><text:span text:style-name="T5">BDD, </text:span><text:span text:style-name="T6">le</text:span><text:span text:style-name="T5"> pourquoi et le comment</text:span></text:p>
          </draw:text-box>
        </draw:frame>
        <draw:g>
          <draw:g>
            <draw:custom-shape draw:style-name="gr13" draw:text-style-name="P5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5" draw:layer="layout" svg:x1="26.416cm" svg:y1="1.832cm" svg:x2="26.416cm" svg:y2="3.102cm">
              <text:p/>
            </draw:line>
            <draw:line draw:style-name="gr14" draw:text-style-name="P5" draw:layer="layout" svg:x1="25.4cm" svg:y1="3.61cm" svg:x2="26.416cm" svg:y2="3.102cm">
              <text:p/>
            </draw:line>
            <draw:line draw:style-name="gr14" draw:text-style-name="P5" draw:layer="layout" svg:x1="27.432cm" svg:y1="3.61cm" svg:x2="26.416cm" svg:y2="3.102cm">
              <text:p/>
            </draw:line>
            <draw:line draw:style-name="gr14" draw:text-style-name="P5" draw:layer="layout" svg:x1="25.4cm" svg:y1="2.34cm" svg:x2="27.432cm" svg:y2="2.34cm">
              <text:p/>
            </draw:line>
          </draw:g>
          <draw:frame draw:style-name="gr11" draw:text-style-name="P5" draw:layer="layout" svg:width="2.032cm" svg:height="0.962cm" svg:x="25.4cm" svg:y="3.61cm">
            <draw:text-box>
              <text:p text:style-name="P5"><text:s/>DEV</text:p>
            </draw:text-box>
          </draw:frame>
        </draw:g>
        <draw:frame presentation:style-name="pr2" draw:text-style-name="P10" draw:layer="layout" svg:width="22.86cm" svg:height="12.088cm" svg:x="1.388cm" svg:y="6.708cm">
          <draw:text-box>
            <text:p text:style-name="P1"><text:span text:style-name="T9"><text:s/></text:span><text:span text:style-name="T9">Étant donné</text:span><text:span text:style-name="T10"> <text:s/>l'utilisateur « U1 »</text:span></text:p>
            <text:p text:style-name="P1"><text:span text:style-name="T10"><text:s/></text:span><text:span text:style-name="T9">Et</text:span><text:span text:style-name="T10"> « U1 » à « 4 » ans</text:span></text:p>
            <text:p text:style-name="P1"><text:span text:style-name="T10"><text:s/></text:span><text:span text:style-name="T9">Et </text:span><text:span text:style-name="T10">Les catégories populaires pour « 4 » ans sont « Cat1 », « Cat2 », « Cat3 »</text:span></text:p>
            <text:p text:style-name="P1"><text:span text:style-name="T9"><text:s/></text:span><text:span text:style-name="T9">Et </text:span><text:span text:style-name="T10">Les livres disponibles pour « Cat1 », « Cat2 », « Cat3 » sont : <text:s/></text:span></text:p>
            <text:p text:style-name="P1"><text:span text:style-name="T10"><text:s text:c="3"/></text:span><text:span text:style-name="T10">Cat <text:s text:c="2"/>Livre</text:span></text:p>
            <text:p text:style-name="P1"><text:span text:style-name="T10"><text:s text:c="3"/></text:span><text:span text:style-name="T10">Cat1 L11</text:span></text:p>
            <text:p text:style-name="P1"><text:span text:style-name="T10"><text:s text:c="3"/></text:span><text:span text:style-name="T10">Cat1 L12</text:span></text:p>
            <text:p text:style-name="P1"><text:span text:style-name="T10"><text:s text:c="3"/></text:span><text:span text:style-name="T10">Cat2 L21</text:span></text:p>
            <text:p text:style-name="P1"><text:span text:style-name="T10"><text:s text:c="3"/></text:span><text:span text:style-name="T10">Cat2 L22</text:span><text:span text:style-name="T11"><text:line-break/></text:span><text:span text:style-name="T10"> <text:s text:c="2"/>Cat3 L31</text:span></text:p>
            <text:p text:style-name="P1"><text:span text:style-name="T9"><text:s/></text:span><text:span text:style-name="T9">Et </text:span><text:span text:style-name="T10">« U1 » a déjà lu « L11 »  </text:span></text:p>
            <text:p text:style-name="P1"><text:span text:style-name="T11"><text:s/></text:span><text:span text:style-name="T9">Quand</text:span><text:span text:style-name="T11"> on demande des suggestions</text:span></text:p>
            <text:p text:style-name="P1"><text:span text:style-name="T9"><text:s/></text:span><text:span text:style-name="T9">Alors</text:span><text:span text:style-name="T11"> on propose des livres suivants</text:span></text:p>
            <text:p text:style-name="P1"><text:span text:style-name="T10">« L12 »,</text:span></text:p>
            <text:p text:style-name="P1"><text:span text:style-name="T10">« L21 »,</text:span></text:p>
            <text:p text:style-name="P1"><text:span text:style-name="T10">« L31 »</text:span></text:p>
            <text:p text:style-name="P1"><text:span text:style-name="T11"/></text:p>
          </draw:text-box>
        </draw:frame>
        <draw:g>
          <draw:g>
            <draw:custom-shape draw:style-name="gr9" draw:text-style-name="P5" draw:layer="layout" svg:width="1.524cm" svg:height="1.524cm" svg:x="23.622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0" draw:text-style-name="P5" draw:layer="layout" svg:x1="24.384cm" svg:y1="1.832cm" svg:x2="24.384cm" svg:y2="3.102cm">
              <text:p/>
            </draw:line>
            <draw:line draw:style-name="gr10" draw:text-style-name="P5" draw:layer="layout" svg:x1="23.368cm" svg:y1="3.61cm" svg:x2="24.384cm" svg:y2="3.102cm">
              <text:p/>
            </draw:line>
            <draw:line draw:style-name="gr10" draw:text-style-name="P5" draw:layer="layout" svg:x1="25.4cm" svg:y1="3.61cm" svg:x2="24.384cm" svg:y2="3.102cm">
              <text:p/>
            </draw:line>
            <draw:line draw:style-name="gr10" draw:text-style-name="P5" draw:layer="layout" svg:x1="23.368cm" svg:y1="2.34cm" svg:x2="25.4cm" svg:y2="2.34cm">
              <text:p/>
            </draw:line>
          </draw:g>
          <draw:frame draw:style-name="gr11" draw:text-style-name="P5" draw:layer="layout" svg:width="2.032cm" svg:height="0.962cm" svg:x="23.368cm" svg:y="3.61cm">
            <draw:text-box>
              <text:p text:style-name="P5"><text:s text:c="2"/>PO</text:p>
            </draw:text-box>
          </draw:frame>
          <draw:frame draw:style-name="gr11" draw:text-style-name="P5" draw:layer="layout" svg:width="2.032cm" svg:height="0.962cm" svg:x="23.368cm" svg:y="3.61cm">
            <draw:text-box>
              <text:p text:style-name="P5"><text:s text:c="2"/>PO</text:p>
            </draw:text-box>
          </draw:frame>
        </draw:g>
        <draw:frame draw:style-name="gr1" draw:text-style-name="P12" draw:layer="layout" svg:width="4.964cm" svg:height="0.962cm" svg:x="1.447cm" svg:y="5.588cm">
          <draw:text-box>
            <text:p><text:span text:style-name="T14">@cas_nominal</text:span></text:p>
          </draw:text-box>
        </draw:frame>
        <draw:frame draw:style-name="gr1" draw:text-style-name="P12" draw:layer="layout" svg:width="8.067cm" svg:height="0.962cm" svg:x="6.411cm" svg:y="5.588cm">
          <draw:text-box>
            <text:p><text:span text:style-name="T14">@niveau_1_specification</text:span></text:p>
          </draw:text-box>
        </draw:frame>
        <draw:frame presentation:style-name="pr6" draw:text-style-name="P2" draw:layer="layout" svg:width="7.874cm" svg:height="2.032cm" svg:x="0.508cm" svg:y="1.778cm">
          <draw:text-box>
            <text:p text:style-name="P1"><text:span text:style-name="T1"><text:s/></text:span><text:span text:style-name="T1">Les suggestions </text:span></text:p>
          </draw:text-box>
        </draw:frame>
        <draw:frame presentation:style-name="pr8" draw:text-style-name="P2" draw:layer="layout" svg:width="15.24cm" svg:height="1.524cm" svg:x="1.778cm" svg:y="3.81cm">
          <draw:text-box>
            <text:p text:style-name="P1"><text:span text:style-name="T15">Scénario : </text:span><text:span text:style-name="T16">3 suggestions max de livres populaires, disponibles, non lus et adaptés à l'âge et de catégories différent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1" draw:text-style-name="P4" draw:layer="layout" svg:width="12.499cm" svg:height="1.195cm" svg:x="0.001cm" svg:y="0.055cm">
          <draw:text-box>
            <text:p><text:span text:style-name="T5">BDD, </text:span><text:span text:style-name="T6">le</text:span><text:span text:style-name="T5"> pourquoi et le comment</text:span></text:p>
          </draw:text-box>
        </draw:frame>
        <draw:g>
          <draw:g>
            <draw:custom-shape draw:style-name="gr13" draw:text-style-name="P5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5" draw:layer="layout" svg:x1="26.416cm" svg:y1="1.832cm" svg:x2="26.416cm" svg:y2="3.102cm">
              <text:p/>
            </draw:line>
            <draw:line draw:style-name="gr14" draw:text-style-name="P5" draw:layer="layout" svg:x1="25.4cm" svg:y1="3.61cm" svg:x2="26.416cm" svg:y2="3.102cm">
              <text:p/>
            </draw:line>
            <draw:line draw:style-name="gr14" draw:text-style-name="P5" draw:layer="layout" svg:x1="27.432cm" svg:y1="3.61cm" svg:x2="26.416cm" svg:y2="3.102cm">
              <text:p/>
            </draw:line>
            <draw:line draw:style-name="gr14" draw:text-style-name="P5" draw:layer="layout" svg:x1="25.4cm" svg:y1="2.34cm" svg:x2="27.432cm" svg:y2="2.34cm">
              <text:p/>
            </draw:line>
          </draw:g>
          <draw:frame draw:style-name="gr11" draw:text-style-name="P5" draw:layer="layout" svg:width="2.032cm" svg:height="0.962cm" svg:x="25.4cm" svg:y="3.61cm">
            <draw:text-box>
              <text:p text:style-name="P5"><text:s/>DEV</text:p>
            </draw:text-box>
          </draw:frame>
        </draw:g>
        <draw:g>
          <draw:g>
            <draw:custom-shape draw:style-name="gr9" draw:text-style-name="P5" draw:layer="layout" svg:width="1.524cm" svg:height="1.524cm" svg:x="23.622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0" draw:text-style-name="P5" draw:layer="layout" svg:x1="24.384cm" svg:y1="1.832cm" svg:x2="24.384cm" svg:y2="3.102cm">
              <text:p/>
            </draw:line>
            <draw:line draw:style-name="gr10" draw:text-style-name="P5" draw:layer="layout" svg:x1="23.368cm" svg:y1="3.61cm" svg:x2="24.384cm" svg:y2="3.102cm">
              <text:p/>
            </draw:line>
            <draw:line draw:style-name="gr10" draw:text-style-name="P5" draw:layer="layout" svg:x1="25.4cm" svg:y1="3.61cm" svg:x2="24.384cm" svg:y2="3.102cm">
              <text:p/>
            </draw:line>
            <draw:line draw:style-name="gr10" draw:text-style-name="P5" draw:layer="layout" svg:x1="23.368cm" svg:y1="2.34cm" svg:x2="25.4cm" svg:y2="2.34cm">
              <text:p/>
            </draw:line>
          </draw:g>
          <draw:frame draw:style-name="gr11" draw:text-style-name="P5" draw:layer="layout" svg:width="2.032cm" svg:height="0.962cm" svg:x="23.368cm" svg:y="3.61cm">
            <draw:text-box>
              <text:p text:style-name="P5"><text:s text:c="2"/>PO</text:p>
            </draw:text-box>
          </draw:frame>
          <draw:frame draw:style-name="gr11" draw:text-style-name="P5" draw:layer="layout" svg:width="2.032cm" svg:height="0.962cm" svg:x="23.368cm" svg:y="3.61cm">
            <draw:text-box>
              <text:p text:style-name="P5"><text:s text:c="2"/>PO</text:p>
            </draw:text-box>
          </draw:frame>
        </draw:g>
        <draw:frame presentation:style-name="pr6" draw:text-style-name="P2" draw:layer="layout" svg:width="7.874cm" svg:height="2.032cm" svg:x="0.508cm" svg:y="1.778cm">
          <draw:text-box>
            <text:p text:style-name="P1"><text:span text:style-name="T1"><text:s/></text:span><text:span text:style-name="T1">Les suggestions </text:span></text:p>
          </draw:text-box>
        </draw:frame>
        <draw:frame presentation:style-name="pr2" draw:text-style-name="P10" draw:layer="layout" svg:width="22.86cm" svg:height="12.088cm" svg:x="1.397cm" svg:y="6.706cm">
          <draw:text-box>
            <text:p text:style-name="P1"><text:span text:style-name="T9"><text:s/></text:span><text:span text:style-name="T9">Étant donné</text:span><text:span text:style-name="T10"> <text:s/>l'utilisateur « U1 »</text:span></text:p>
            <text:p text:style-name="P1"><text:span text:style-name="T10"><text:s/></text:span><text:span text:style-name="T9">Et</text:span><text:span text:style-name="T10"> « U1 » à « 4 » ans</text:span></text:p>
            <text:p text:style-name="P1"><text:span text:style-name="T10"><text:s/></text:span><text:span text:style-name="T9">Et </text:span><text:span text:style-name="T10">Les catégories populaires pour « 4 » ans sont « Cat1 », « Cat2 », « Cat3 »</text:span></text:p>
            <text:p text:style-name="P1"><text:span text:style-name="T9"><text:s/></text:span><text:span text:style-name="T9">Et </text:span><text:span text:style-name="T10">Les livres disponibles pour « Cat1 », « Cat2 », « Cat3 » sont : <text:s/></text:span></text:p>
            <text:p text:style-name="P1"><text:span text:style-name="T10"><text:s text:c="3"/></text:span><text:span text:style-name="T10">Cat <text:s text:c="2"/>Livre</text:span></text:p>
            <text:p text:style-name="P1"><text:span text:style-name="T10"><text:s text:c="3"/></text:span><text:span text:style-name="T10">Cat1 L11</text:span></text:p>
            <text:p text:style-name="P1"><text:span text:style-name="T10"><text:s text:c="3"/></text:span><text:span text:style-name="T10">Cat1 L12</text:span></text:p>
            <text:p text:style-name="P1"><text:span text:style-name="T10"><text:s text:c="3"/></text:span><text:span text:style-name="T10">Cat2 L21</text:span></text:p>
            <text:p text:style-name="P1"><text:span text:style-name="T10"><text:s text:c="3"/></text:span><text:span text:style-name="T10">Cat2 L22</text:span></text:p>
            <text:p text:style-name="P1"><text:span text:style-name="T10"/></text:p>
            <text:p text:style-name="P1"><text:span text:style-name="T9"><text:s/></text:span><text:span text:style-name="T9">Et </text:span><text:span text:style-name="T10">« U1 » a déjà lu « L11 »  </text:span></text:p>
            <text:p text:style-name="P1"><text:span text:style-name="T11"><text:s/></text:span><text:span text:style-name="T9">Quand</text:span><text:span text:style-name="T11"> on demande des suggestions</text:span></text:p>
            <text:p text:style-name="P1"><text:span text:style-name="T9"><text:s/></text:span><text:span text:style-name="T9">Alors</text:span><text:span text:style-name="T11"> on propose des livres suivants</text:span></text:p>
            <text:p text:style-name="P1"><text:span text:style-name="T10">« L12 »,</text:span></text:p>
            <text:p text:style-name="P1"><text:span text:style-name="T10">« L21 »,</text:span></text:p>
            <text:p text:style-name="P1"><text:span text:style-name="T10">« L22 »</text:span></text:p>
            <text:p text:style-name="P1"><text:span text:style-name="T11"/></text:p>
          </draw:text-box>
        </draw:frame>
        <draw:frame draw:style-name="gr1" draw:text-style-name="P12" draw:layer="layout" svg:width="4.185cm" svg:height="0.962cm" svg:x="1.447cm" svg:y="5.588cm">
          <draw:text-box>
            <text:p><text:span text:style-name="T14">@cas_limite</text:span></text:p>
          </draw:text-box>
        </draw:frame>
        <draw:frame draw:style-name="gr1" draw:text-style-name="P12" draw:layer="layout" svg:width="8.067cm" svg:height="0.962cm" svg:x="6.411cm" svg:y="5.588cm">
          <draw:text-box>
            <text:p><text:span text:style-name="T14">@niveau_1_specification</text:span></text:p>
          </draw:text-box>
        </draw:frame>
        <draw:frame presentation:style-name="pr8" draw:text-style-name="P2" draw:layer="layout" svg:width="15.24cm" svg:height="1.524cm" svg:x="1.778cm" svg:y="3.81cm">
          <draw:text-box>
            <text:p text:style-name="P1"><text:span text:style-name="T15">Scénario : </text:span><text:span text:style-name="T16">pas assez de suggestions, on se permet de prendre des livres des mêmes catégories <text:s/></text:span></text:p>
          </draw:text-box>
        </draw:frame>
        <draw:frame draw:style-name="gr17" draw:layer="layout" svg:width="10.675cm" svg:height="0.962cm" svg:x="7.366cm" svg:y="19.104cm">
          <draw:text-box>
            <text:p>Réutilisation de phrase exécutables 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1" draw:text-style-name="P4" draw:layer="layout" svg:width="12.499cm" svg:height="1.195cm" svg:x="0.001cm" svg:y="0.055cm">
          <draw:text-box>
            <text:p><text:span text:style-name="T5">BDD, </text:span><text:span text:style-name="T6">le</text:span><text:span text:style-name="T5"> pourquoi et le comment</text:span></text:p>
          </draw:text-box>
        </draw:frame>
        <draw:g>
          <draw:g>
            <draw:custom-shape draw:style-name="gr13" draw:text-style-name="P5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5" draw:layer="layout" svg:x1="26.416cm" svg:y1="1.832cm" svg:x2="26.416cm" svg:y2="3.102cm">
              <text:p/>
            </draw:line>
            <draw:line draw:style-name="gr14" draw:text-style-name="P5" draw:layer="layout" svg:x1="25.4cm" svg:y1="3.61cm" svg:x2="26.416cm" svg:y2="3.102cm">
              <text:p/>
            </draw:line>
            <draw:line draw:style-name="gr14" draw:text-style-name="P5" draw:layer="layout" svg:x1="27.432cm" svg:y1="3.61cm" svg:x2="26.416cm" svg:y2="3.102cm">
              <text:p/>
            </draw:line>
            <draw:line draw:style-name="gr14" draw:text-style-name="P5" draw:layer="layout" svg:x1="25.4cm" svg:y1="2.34cm" svg:x2="27.432cm" svg:y2="2.34cm">
              <text:p/>
            </draw:line>
          </draw:g>
          <draw:frame draw:style-name="gr11" draw:text-style-name="P5" draw:layer="layout" svg:width="2.032cm" svg:height="0.962cm" svg:x="25.4cm" svg:y="3.61cm">
            <draw:text-box>
              <text:p text:style-name="P5"><text:s/>DEV</text:p>
            </draw:text-box>
          </draw:frame>
        </draw:g>
        <draw:frame presentation:style-name="pr2" draw:text-style-name="P10" draw:layer="layout" svg:width="24.892cm" svg:height="12.088cm" svg:x="1.397cm" svg:y="6.706cm">
          <draw:text-box>
            <text:p text:style-name="P1"><text:span text:style-name="T9"><text:s/></text:span><text:span text:style-name="T9">Étant donné</text:span><text:span text:style-name="T10"> <text:s/>l'utilisateur « U1 »</text:span></text:p>
            <text:p text:style-name="P1"><text:span text:style-name="T10"><text:s/></text:span><text:span text:style-name="T9">Et</text:span><text:span text:style-name="T10"> un appel à </text:span><text:span text:style-name="T10"><text:a xlink:href="http://localhost:8080/user/U1/age" xlink:type="simple">http://localhost:8080/user/U1/age</text:a></text:span><text:span text:style-name="T10"> <text:s/>retourne « 4 »</text:span></text:p>
            <text:p text:style-name="P1"><text:span text:style-name="T10"><text:s/></text:span><text:span text:style-name="T9">Et</text:span><text:span text:style-name="T10"> un appel à </text:span><text:span text:style-name="T10"><text:a xlink:href="http://localhost:8081/category?famous=true&amp;age=4" xlink:type="simple">http://localhost:8081/category?famous=true&amp;age=4</text:a></text:span><text:span text:style-name="T10"> retourne </text:span></text:p>
            <text:p text:style-name="P1"><text:span text:style-name="T10"><text:s text:c="6"/></text:span><text:span text:style-name="T10">« Cat1 », « Cat2 », « Cat3 »</text:span></text:p>
            <text:p text:style-name="P1"><text:span text:style-name="T10"><text:s/></text:span><text:span text:style-name="T9">Et</text:span><text:span text:style-name="T10"> un appel à </text:span><text:span text:style-name="T10"><text:a xlink:href="http://localhost:8082/search?category=Cat1&amp;available=true" xlink:type="simple">http://localhost:8082/search?category=Cat1&amp;available=true</text:a></text:span><text:span text:style-name="T10"> retourne :</text:span></text:p>
            <text:p text:style-name="P1"><text:span text:style-name="T10"><text:s text:c="6"/></text:span><text:span text:style-name="T10">« L11 », « L12 »</text:span></text:p>
            <text:p text:style-name="P1"><text:span text:style-name="T10"><text:s/></text:span><text:span text:style-name="T9">Et</text:span><text:span text:style-name="T10"> un appel à </text:span><text:span text:style-name="T10"><text:a xlink:href="http://localhost:8082/search?category=Cat2&amp;available=true" xlink:type="simple">http://localhost:8082/search?category=Cat2&amp;available=true</text:a></text:span><text:span text:style-name="T10"> retourne :</text:span></text:p>
            <text:p text:style-name="P1"><text:span text:style-name="T10"><text:s text:c="6"/></text:span><text:span text:style-name="T10">« L21 », « L22 »</text:span></text:p>
            <text:p text:style-name="P1"><text:span text:style-name="T10"><text:s/></text:span><text:span text:style-name="T9">Et</text:span><text:span text:style-name="T10"> un appel à </text:span><text:span text:style-name="T10"><text:a xlink:href="http://localhost:8082/search?category=Cat3&amp;available=true" xlink:type="simple">http://localhost:8082/search?category=Cat3&amp;available=true</text:a></text:span><text:span text:style-name="T10"> retourne :</text:span></text:p>
            <text:p text:style-name="P1"><text:span text:style-name="T10"><text:s text:c="6"/></text:span><text:span text:style-name="T10">« L31 », « L32 »</text:span></text:p>
            <text:p text:style-name="P1"><text:span text:style-name="T10"><text:s/></text:span><text:span text:style-name="T9">Et</text:span><text:span text:style-name="T10"> un appel à </text:span><text:span text:style-name="T10"><text:a xlink:href="http://localhost:8080/user/U1/books/archive" xlink:type="simple">http://localhost:8080/user/U1/books/archive</text:a></text:span><text:span text:style-name="T10"> retourne : </text:span></text:p>
            <text:p text:style-name="P1"><text:span text:style-name="T10"><text:s text:c="6"/></text:span><text:span text:style-name="T10">« L11 », « L42 »  </text:span></text:p>
            <text:p text:style-name="P1"><text:span text:style-name="T11"><text:s/></text:span><text:span text:style-name="T9">Quand</text:span><text:span text:style-name="T11"> on appel </text:span><text:span text:style-name="T11"><text:a xlink:href="http://localhost:8090/suggestions/user/U1" xlink:type="simple">http://localhost:8090/suggestions/user/U1</text:a></text:span><text:span text:style-name="T11"> </text:span></text:p>
            <text:p text:style-name="P1"><text:span text:style-name="T9"><text:s/></text:span><text:span text:style-name="T9">Alors</text:span><text:span text:style-name="T11"> les résultats sont</text:span></text:p>
            <text:p text:style-name="P1"><text:span text:style-name="T10">« L12 »,</text:span></text:p>
            <text:p text:style-name="P1"><text:span text:style-name="T10">« L21 »,</text:span></text:p>
            <text:p text:style-name="P1"><text:span text:style-name="T10">« L31 »</text:span></text:p>
          </draw:text-box>
        </draw:frame>
        <draw:g>
          <draw:g>
            <draw:custom-shape draw:style-name="gr9" draw:text-style-name="P5" draw:layer="layout" svg:width="1.524cm" svg:height="1.524cm" svg:x="23.622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0" draw:text-style-name="P5" draw:layer="layout" svg:x1="24.384cm" svg:y1="1.832cm" svg:x2="24.384cm" svg:y2="3.102cm">
              <text:p/>
            </draw:line>
            <draw:line draw:style-name="gr10" draw:text-style-name="P5" draw:layer="layout" svg:x1="23.368cm" svg:y1="3.61cm" svg:x2="24.384cm" svg:y2="3.102cm">
              <text:p/>
            </draw:line>
            <draw:line draw:style-name="gr10" draw:text-style-name="P5" draw:layer="layout" svg:x1="25.4cm" svg:y1="3.61cm" svg:x2="24.384cm" svg:y2="3.102cm">
              <text:p/>
            </draw:line>
            <draw:line draw:style-name="gr10" draw:text-style-name="P5" draw:layer="layout" svg:x1="23.368cm" svg:y1="2.34cm" svg:x2="25.4cm" svg:y2="2.34cm">
              <text:p/>
            </draw:line>
          </draw:g>
          <draw:frame draw:style-name="gr11" draw:text-style-name="P5" draw:layer="layout" svg:width="2.032cm" svg:height="0.962cm" svg:x="23.368cm" svg:y="3.61cm">
            <draw:text-box>
              <text:p text:style-name="P5"><text:s text:c="2"/>PO</text:p>
            </draw:text-box>
          </draw:frame>
          <draw:frame draw:style-name="gr11" draw:text-style-name="P5" draw:layer="layout" svg:width="2.032cm" svg:height="0.962cm" svg:x="23.368cm" svg:y="3.61cm">
            <draw:text-box>
              <text:p text:style-name="P5"><text:s text:c="2"/>PO</text:p>
            </draw:text-box>
          </draw:frame>
        </draw:g>
        <draw:frame draw:style-name="gr1" draw:text-style-name="P12" draw:layer="layout" svg:width="7.186cm" svg:height="0.962cm" svg:x="6.411cm" svg:y="5.588cm">
          <draw:text-box>
            <text:p><text:span text:style-name="T14">@niveau_2_technique</text:span></text:p>
          </draw:text-box>
        </draw:frame>
        <draw:frame presentation:style-name="pr6" draw:text-style-name="P2" draw:layer="layout" svg:width="7.874cm" svg:height="2.032cm" svg:x="0.508cm" svg:y="1.778cm">
          <draw:text-box>
            <text:p text:style-name="P1"><text:span text:style-name="T1"><text:s/></text:span><text:span text:style-name="T1">Les suggestions </text:span></text:p>
          </draw:text-box>
        </draw:frame>
        <draw:frame presentation:style-name="pr6" draw:text-style-name="P2" draw:layer="layout" svg:width="7.874cm" svg:height="2.032cm" svg:x="0.508cm" svg:y="1.778cm">
          <draw:text-box>
            <text:p text:style-name="P1"><text:span text:style-name="T1"><text:s/></text:span><text:span text:style-name="T1">Les suggestions </text:span></text:p>
          </draw:text-box>
        </draw:frame>
        <draw:frame presentation:style-name="pr8" draw:text-style-name="P2" draw:layer="layout" svg:width="15.24cm" svg:height="1.524cm" svg:x="1.778cm" svg:y="3.81cm">
          <draw:text-box>
            <text:p text:style-name="P1"><text:span text:style-name="T15">Scénario : </text:span><text:span text:style-name="T16">3 suggestions max de livres populaires, disponibles, non lus et adaptés à l'âge et de catégories différentes</text:span></text:p>
          </draw:text-box>
        </draw:frame>
        <draw:frame draw:style-name="gr1" draw:text-style-name="P12" draw:layer="layout" svg:width="4.964cm" svg:height="0.962cm" svg:x="1.447cm" svg:y="5.588cm">
          <draw:text-box>
            <text:p><text:span text:style-name="T14">@cas_nominal</text:span></text:p>
          </draw:text-box>
        </draw:frame>
        <draw:frame draw:style-name="gr18" draw:layer="layout" svg:width="12.275cm" svg:height="1.673cm" svg:x="7.366cm" svg:y="19.05cm">
          <draw:text-box>
            <text:p>Réutilisation de phrase exécutables entre différents niveau d'abstraction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ibliothèque</text:p>
          </draw:text-box>
        </draw:frame>
        <draw:frame draw:style-name="gr1" draw:text-style-name="P4" draw:layer="layout" svg:width="12.499cm" svg:height="1.195cm" svg:x="0.001cm" svg:y="0.055cm">
          <draw:text-box>
            <text:p><text:span text:style-name="T5">BDD, </text:span><text:span text:style-name="T6">le</text:span><text:span text:style-name="T5"> pourquoi et le comment</text:span></text:p>
          </draw:text-box>
        </draw:frame>
        <draw:g>
          <draw:g>
            <draw:custom-shape draw:style-name="gr13" draw:text-style-name="P5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5" draw:layer="layout" svg:x1="26.416cm" svg:y1="1.832cm" svg:x2="26.416cm" svg:y2="3.102cm">
              <text:p/>
            </draw:line>
            <draw:line draw:style-name="gr14" draw:text-style-name="P5" draw:layer="layout" svg:x1="25.4cm" svg:y1="3.61cm" svg:x2="26.416cm" svg:y2="3.102cm">
              <text:p/>
            </draw:line>
            <draw:line draw:style-name="gr14" draw:text-style-name="P5" draw:layer="layout" svg:x1="27.432cm" svg:y1="3.61cm" svg:x2="26.416cm" svg:y2="3.102cm">
              <text:p/>
            </draw:line>
            <draw:line draw:style-name="gr14" draw:text-style-name="P5" draw:layer="layout" svg:x1="25.4cm" svg:y1="2.34cm" svg:x2="27.432cm" svg:y2="2.34cm">
              <text:p/>
            </draw:line>
          </draw:g>
          <draw:frame draw:style-name="gr11" draw:text-style-name="P5" draw:layer="layout" svg:width="2.032cm" svg:height="0.962cm" svg:x="25.4cm" svg:y="3.61cm">
            <draw:text-box>
              <text:p text:style-name="P5"><text:s/>DEV</text:p>
            </draw:text-box>
          </draw:frame>
        </draw:g>
        <draw:frame presentation:style-name="pr9" draw:text-style-name="P10" draw:layer="layout" svg:width="22.86cm" svg:height="3.2cm" svg:x="1.397cm" svg:y="6.706cm">
          <draw:text-box>
            <text:p text:style-name="P1"><text:span text:style-name="T9"><text:s/></text:span><text:span text:style-name="T9">Étant donné</text:span><text:span text:style-name="T10"> un utilisateur</text:span></text:p>
            <text:p text:style-name="P1"><text:span text:style-name="T11"><text:s/></text:span><text:span text:style-name="T9">Quand</text:span><text:span text:style-name="T11"> on demande des suggestions</text:span></text:p>
            <text:p text:style-name="P1"><text:span text:style-name="T9"><text:s/></text:span><text:span text:style-name="T9">Alors</text:span><text:span text:style-name="T11"> on propose </text:span><text:span text:style-name="T10">des livres populaires, disponibles, non lus, adaptés à l'âge et de catégories différentes</text:span></text:p>
          </draw:text-box>
        </draw:frame>
        <draw:g>
          <draw:g>
            <draw:custom-shape draw:style-name="gr9" draw:text-style-name="P5" draw:layer="layout" svg:width="1.524cm" svg:height="1.524cm" svg:x="23.622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0" draw:text-style-name="P5" draw:layer="layout" svg:x1="24.384cm" svg:y1="1.832cm" svg:x2="24.384cm" svg:y2="3.102cm">
              <text:p/>
            </draw:line>
            <draw:line draw:style-name="gr10" draw:text-style-name="P5" draw:layer="layout" svg:x1="23.368cm" svg:y1="3.61cm" svg:x2="24.384cm" svg:y2="3.102cm">
              <text:p/>
            </draw:line>
            <draw:line draw:style-name="gr10" draw:text-style-name="P5" draw:layer="layout" svg:x1="25.4cm" svg:y1="3.61cm" svg:x2="24.384cm" svg:y2="3.102cm">
              <text:p/>
            </draw:line>
            <draw:line draw:style-name="gr10" draw:text-style-name="P5" draw:layer="layout" svg:x1="23.368cm" svg:y1="2.34cm" svg:x2="25.4cm" svg:y2="2.34cm">
              <text:p/>
            </draw:line>
          </draw:g>
          <draw:frame draw:style-name="gr11" draw:text-style-name="P5" draw:layer="layout" svg:width="2.032cm" svg:height="0.962cm" svg:x="23.368cm" svg:y="3.61cm">
            <draw:text-box>
              <text:p text:style-name="P5"><text:s text:c="2"/>PO</text:p>
            </draw:text-box>
          </draw:frame>
          <draw:frame draw:style-name="gr11" draw:text-style-name="P5" draw:layer="layout" svg:width="2.032cm" svg:height="0.962cm" svg:x="23.368cm" svg:y="3.61cm">
            <draw:text-box>
              <text:p text:style-name="P5"><text:s text:c="2"/>PO</text:p>
            </draw:text-box>
          </draw:frame>
        </draw:g>
        <draw:frame draw:style-name="gr1" draw:text-style-name="P12" draw:layer="layout" svg:width="4.964cm" svg:height="0.962cm" svg:x="1.447cm" svg:y="5.588cm">
          <draw:text-box>
            <text:p><text:span text:style-name="T14">@cas_nominal</text:span></text:p>
          </draw:text-box>
        </draw:frame>
        <draw:frame draw:style-name="gr1" draw:text-style-name="P12" draw:layer="layout" svg:width="7.292cm" svg:height="0.962cm" svg:x="6.411cm" svg:y="5.588cm">
          <draw:text-box>
            <text:p><text:span text:style-name="T14">@niveau_0_high_level</text:span></text:p>
          </draw:text-box>
        </draw:frame>
        <draw:frame presentation:style-name="pr6" draw:text-style-name="P2" draw:layer="layout" svg:width="7.874cm" svg:height="2.032cm" svg:x="0.508cm" svg:y="1.778cm">
          <draw:text-box>
            <text:p text:style-name="P1"><text:span text:style-name="T1"><text:s/></text:span><text:span text:style-name="T1">Les suggestions </text:span></text:p>
          </draw:text-box>
        </draw:frame>
        <draw:frame presentation:style-name="pr8" draw:text-style-name="P2" draw:layer="layout" svg:width="15.24cm" svg:height="1.524cm" svg:x="1.778cm" svg:y="3.81cm">
          <draw:text-box>
            <text:p text:style-name="P1"><text:span text:style-name="T15">Scénario : </text:span><text:span text:style-name="T16">3 suggestions max de livres populaires, disponibles, non lus et adaptés à l'âge et de catégories différentes</text:span></text:p>
          </draw:text-box>
        </draw:frame>
        <draw:frame draw:style-name="gr18" draw:layer="layout" svg:width="12.275cm" svg:height="1.673cm" svg:x="7.367cm" svg:y="19.051cm">
          <draw:text-box>
            <text:p>Réutilisation de phrase exécutables entre différents niveau d'abstraction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érald Reinhart</meta:initial-creator>
    <meta:creation-date>2016-07-13T16:22:32.312505674</meta:creation-date>
    <meta:generator>LibreOffice/4.2.8.2$Linux_X86_64 LibreOffice_project/420$Build-2</meta:generator>
    <dc:date>2016-08-04T11:02:37.203028040</dc:date>
    <dc:creator>Gérald Reinhart</dc:creator>
    <meta:editing-duration>P1DT1H46M38S</meta:editing-duration>
    <meta:editing-cycles>50</meta:editing-cycles>
    <meta:printed-by>Gérald Reinhart</meta:printed-by>
    <meta:print-date>2016-07-19T11:55:34.055230677</meta:print-date>
    <meta:document-statistic meta:object-count="220"/>
  </office:meta>
</office:document-meta>
</file>